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259b1" officeooo:paragraph-rsid="000259b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59b1" officeooo:paragraph-rsid="000259b1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59b1" officeooo:paragraph-rsid="000259b1" style:font-size-asian="9.60000038146973pt" style:font-weight-asian="normal" style:font-size-complex="11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1pt" style:text-underline-style="none" fo:font-weight="normal" officeooo:rsid="000259b1" officeooo:paragraph-rsid="000259b1" style:font-size-asian="9.60000038146973pt" style:font-weight-asian="normal" style:font-size-complex="11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3c23a" officeooo:paragraph-rsid="0003c23a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3c23a" officeooo:paragraph-rsid="0003c23a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d660b" officeooo:paragraph-rsid="000d660b" style:font-size-asian="9.60000038146973pt" style:font-weight-asian="normal" style:font-size-complex="11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d660b" officeooo:paragraph-rsid="000d660b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c07c0" officeooo:paragraph-rsid="000c07c0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1pt" style:text-underline-style="none" fo:font-weight="normal" officeooo:rsid="000c07c0" officeooo:paragraph-rsid="000c07c0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d3766" officeooo:paragraph-rsid="000d3766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dcb5f" officeooo:paragraph-rsid="000dcb5f" style:font-size-asian="9.60000038146973pt" style:font-weight-asian="normal" style:font-size-complex="11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1pt" style:text-underline-style="none" fo:font-weight="normal" officeooo:rsid="000dcb5f" officeooo:paragraph-rsid="000dcb5f" style:font-size-asian="9.60000038146973pt" style:font-weight-asian="normal" style:font-size-complex="11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51fe2" officeooo:paragraph-rsid="0007ace9" style:font-size-asian="9.60000038146973pt" style:font-weight-asian="normal" style:font-size-complex="11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51fe2" officeooo:paragraph-rsid="00051fe2" style:font-size-asian="9.60000038146973pt" style:font-weight-asian="normal" style:font-size-complex="11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aaace" officeooo:paragraph-rsid="000aaace" style:font-size-asian="9.60000038146973pt" style:font-weight-asian="normal" style:font-size-complex="11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b02a0" officeooo:paragraph-rsid="000b02a0" style:font-size-asian="9.60000038146973pt" style:font-weight-asian="normal" style:font-size-complex="11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7ace9" officeooo:paragraph-rsid="0007ace9" style:font-size-asian="9.60000038146973pt" style:font-weight-asian="normal" style:font-size-complex="11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7b72e" officeooo:paragraph-rsid="0008fbb1" style:font-size-asian="9.60000038146973pt" style:font-weight-asian="normal" style:font-size-complex="11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8fbb1" officeooo:paragraph-rsid="0008fbb1" style:font-size-asian="9.60000038146973pt" style:font-weight-asian="normal" style:font-size-complex="11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1pt" style:text-underline-style="none" fo:font-weight="normal" officeooo:rsid="000fc290" officeooo:paragraph-rsid="000fc290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0c92b" officeooo:paragraph-rsid="0010c92b" style:font-size-asian="9.60000038146973pt" style:font-weight-asian="normal" style:font-size-complex="11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1pt" style:text-underline-style="none" fo:font-weight="normal" officeooo:rsid="0010c92b" officeooo:paragraph-rsid="0010c92b" style:font-size-asian="9.60000038146973pt" style:font-weight-asian="normal" style:font-size-complex="11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03c23a" officeooo:paragraph-rsid="0003c23a"/>
    </style:style>
    <style:style style:name="P25" style:family="paragraph" style:parent-style-name="Standard" style:list-style-name="L3">
      <style:paragraph-properties fo:text-align="start" style:justify-single-word="false"/>
      <style:text-properties officeooo:rsid="000c07c0" officeooo:paragraph-rsid="000c07c0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051fe2" officeooo:paragraph-rsid="00051fe2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051fe2" officeooo:paragraph-rsid="000aaace"/>
    </style:style>
    <style:style style:name="P28" style:family="paragraph" style:parent-style-name="Standard" style:list-style-name="L2">
      <style:paragraph-properties fo:text-align="start" style:justify-single-word="false"/>
      <style:text-properties officeooo:rsid="0007b72e" officeooo:paragraph-rsid="0007b72e"/>
    </style:style>
    <style:style style:name="T1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5ff42" style:font-size-asian="9.60000038146973pt" style:font-weight-asian="normal" style:font-size-complex="11pt" style:font-weight-complex="normal"/>
    </style:style>
    <style:style style:name="T3" style:family="text">
      <style:text-properties fo:font-size="11pt" style:text-underline-style="none" fo:font-weight="normal" officeooo:rsid="0008fbb1" style:font-size-asian="9.60000038146973pt" style:font-weight-asian="normal" style:font-size-complex="11pt" style:font-weight-complex="normal"/>
    </style:style>
    <style:style style:name="T4" style:family="text">
      <style:text-properties fo:font-size="11pt" style:text-underline-style="none" fo:font-weight="normal" officeooo:rsid="000aaace" style:font-size-asian="9.60000038146973pt" style:font-weight-asian="normal" style:font-size-complex="11pt" style:font-weight-complex="normal"/>
    </style:style>
    <style:style style:name="T5" style:family="text">
      <style:text-properties fo:font-size="11pt" style:text-underline-style="none" fo:font-weight="normal" officeooo:rsid="000dcb5f" style:font-size-asian="9.60000038146973pt" style:font-weight-asian="normal" style:font-size-complex="11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odología de sistemas 1</text:p>
      <text:p text:style-name="P1">sistemas de control de asistencias</text:p>
      <text:p text:style-name="P1"/>
      <text:p text:style-name="P2">Limite → hasta que punto vamos a trabajar.</text:p>
      <text:p text:style-name="P2"/>
      <text:p text:style-name="P2">Acta – Resolución – Decreto</text:p>
      <text:p text:style-name="P2"/>
      <text:p text:style-name="P2">Alcance → Todo aquello que va a dejar el proyecto. (resultado de todo el proceso que va a resultar al final del proyecto)</text:p>
      <text:p text:style-name="P2"/>
      <text:p text:style-name="P2">Objetivo:</text:p>
      <text:list xml:id="list4112802432" text:style-name="L1">
        <text:list-item>
          <text:p text:style-name="P4"><text:s/>Especificos ()</text:p>
        </text:list-item>
        <text:list-item>
          <text:p text:style-name="P4"><text:s/>Generales</text:p>
        </text:list-item>
      </text:list>
      <text:p text:style-name="P2"/>
      <text:p text:style-name="P2">Sistema: Analizar el sistema. (conjunto de elementos relacionados entre si) en que sistema va a estar.</text:p>
      <text:p text:style-name="P2">meta-sistema (donde va a estar) va a estar en complejos educativos.</text:p>
      <text:p text:style-name="P2"/>
      <text:list xml:id="list1990476502" text:style-name="L2">
        <text:list-item>
          <text:p text:style-name="P5">Limite: Definir lo que no va a estar contemplado dentro del proyecto.</text:p>
        </text:list-item>
        <text:list-item>
          <text:p text:style-name="P24"><text:span text:style-name="T1">Alcance: Definir que va a abarcar el proyecto y que dejara como </text:span><text:span text:style-name="T2">como resultado al finalizar el proyecto.</text:span></text:p>
        </text:list-item>
        <text:list-item>
          <text:p text:style-name="P5">Objetivo del proyecto: generales – especificos</text:p>
        </text:list-item>
        <text:list-item>
          <text:p text:style-name="P5">Sistemas: sistema donde se implementaria el proyecto.</text:p>
        </text:list-item>
        <text:list-item>
          <text:p text:style-name="P5">Meta-sistema: sistema que esta por encima del sistema.</text:p>
        </text:list-item>
        <text:list-item>
          <text:p text:style-name="P5">Stakeholder: Interesados del proyecto.</text:p>
        </text:list-item>
      </text:list>
      <text:p text:style-name="P7"/>
      <text:p text:style-name="P6"/>
      <text:p text:style-name="P9">Entrevista</text:p>
      <text:list xml:id="list2447379702" text:style-name="L3">
        <text:list-item>
          <text:p text:style-name="P25"><text:span text:style-name="T1">3 personas </text:span><text:span text:style-name="T5">o +</text:span></text:p>
          <text:list>
            <text:list-item>
              <text:p text:style-name="P10">serie de preguntas</text:p>
            </text:list-item>
            <text:list-item>
              <text:p text:style-name="P10">conocer sobre el sistema o el metasistema</text:p>
            </text:list-item>
          </text:list>
        </text:list-item>
        <text:list-item>
          <text:p text:style-name="P10">abiertas: Explayar sobre una duda en especifico.</text:p>
        </text:list-item>
        <text:list-item>
          <text:p text:style-name="P10">Cerradas: Espisificar y necesitar concrecion.</text:p>
        </text:list-item>
        <text:list-item>
          <text:p text:style-name="P10">Escritas: poner limite en tiempo(Para el jueves, para el viernes, etc)</text:p>
        </text:list-item>
        <text:list-item>
          <text:p text:style-name="P10">orales: Grabar</text:p>
        </text:list-item>
      </text:list>
      <text:p text:style-name="P11">Usabilidad: Diseño, ui</text:p>
      <text:p text:style-name="P11">Promocion:</text:p>
      <text:p text:style-name="P11">Capacitacion:</text:p>
      <text:p text:style-name="P12">Encuestas</text:p>
      <text:list xml:id="list4227507667" text:style-name="L4">
        <text:list-item>
          <text:p text:style-name="P13">Grupos 10 o +</text:p>
          <text:list>
            <text:list-item>
              <text:p text:style-name="P13">interes en el proyecto</text:p>
            </text:list-item>
          </text:list>
        </text:list-item>
        <text:list-item>
          <text:p text:style-name="P13">Analisis: porcentaje de aproximación de echos.</text:p>
        </text:list-item>
        <text:list-item>
          <text:p text:style-name="P21">Multiple choice.</text:p>
        </text:list-item>
      </text:list>
      <text:p text:style-name="P22">Observasion y experiencia</text:p>
      <text:list xml:id="list4207253032" text:style-name="L5">
        <text:list-item>
          <text:p text:style-name="P23">hablar con los que saben</text:p>
        </text:list-item>
      </text:list>
      <text:p text:style-name="P6"/>
      <text:p text:style-name="P6"/>
      <text:p text:style-name="P6"/>
      <text:list xml:id="list215018945269825" text:continue-list="list1990476502" text:style-name="L2">
        <text:list-item>
          <text:p text:style-name="P26"><text:span text:style-name="T1">Limite: </text:span><text:span text:style-name="T4">Se registra la asistencia hasta la visualización de los registros.</text:span></text:p>
        </text:list-item>
        <text:list-item>
          <text:p text:style-name="P14">Alcance:</text:p>
          <text:list>
            <text:list-item>
              <text:p text:style-name="P16">Se tomara asistencia desde un dispositivo móvil. Con un checkbox y aceptar por alumno.</text:p>
            </text:list-item>
            <text:list-item>
              <text:p text:style-name="P16">Registro de profesores como usuarios.</text:p>
            </text:list-item>
            <text:list-item>
              <text:p text:style-name="P17">Registro de materias con asignación de profesores.</text:p>
            </text:list-item>
            <text:list-item>
              <text:p text:style-name="P17">Registro de carreras con asignación de materias.</text:p>
            </text:list-item>
            <text:list-item>
              <text:p text:style-name="P17">Visualización de los registros.</text:p>
            </text:list-item>
            <text:list-item>
              <text:p text:style-name="P17">Calculo de los porcentajes de asistencia</text:p>
            </text:list-item>
            <text:list-item>
              <text:p text:style-name="P17">Adjuntar justificativo de inasistencia.</text:p>
            </text:list-item>
            <text:list-item>
              <text:p text:style-name="P17"><text:soft-page-break/>Parametro personalizado de asistencia</text:p>
            </text:list-item>
            <text:list-item>
              <text:p text:style-name="P8">Capacitacion privada</text:p>
            </text:list-item>
            <text:list-item>
              <text:p text:style-name="P18">que va a abarcar:</text:p>
              <text:list>
                <text:list-item>
                  <text:p text:style-name="P28"><text:span text:style-name="T1">Objetivo con presicion: </text:span><text:span text:style-name="T3">Aplicacion movil para tomar asistencia</text:span></text:p>
                </text:list-item>
                <text:list-item>
                  <text:p text:style-name="P28"><text:span text:style-name="T1">Plazos: </text:span><text:span text:style-name="T3">hasta la presentacion final</text:span></text:p>
                </text:list-item>
                <text:list-item>
                  <text:p text:style-name="P19">Entregable del proyecto: </text:p>
                  <text:list>
                    <text:list-item>
                      <text:p text:style-name="P20">Producto nuevo</text:p>
                    </text:list-item>
                    <text:list-item>
                      <text:p text:style-name="P20"/>
                    </text:list-item>
                  </text:list>
                </text:list-item>
              </text:list>
            </text:list-item>
            <text:list-item>
              <text:p text:style-name="P18">Resultado: Aplicacion movil</text:p>
            </text:list-item>
          </text:list>
        </text:list-item>
        <text:list-item>
          <text:p text:style-name="P15">Objetivos:</text:p>
          <text:list>
            <text:list-item>
              <text:p text:style-name="P8">generales:</text:p>
            </text:list-item>
            <text:list-item>
              <text:p text:style-name="P8">Especificos</text:p>
            </text:list-item>
          </text:list>
        </text:list-item>
        <text:list-item>
          <text:p text:style-name="P15">Sistema:</text:p>
        </text:list-item>
        <text:list-item>
          <text:p text:style-name="P27"><text:span text:style-name="T1">Meta-sistema: </text:span><text:span text:style-name="T2">Nivel Universitario</text:span></text:p>
        </text:list-item>
        <text:list-item>
          <text:p text:style-name="P15">Stakeholder:</text:p>
        </text:list-item>
      </text:list>
      <text:p text:style-name="P6"/>
      <text:p text:style-name="P6"/>
      <text:p text:style-name="P2"/>
      <text:p text:style-name="P2"/>
      <text:p text:style-name="P2"><text:s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20:02:18.975967782</meta:creation-date>
    <meta:generator>LibreOffice/7.3.5.2$Linux_X86_64 LibreOffice_project/30$Build-2</meta:generator>
    <dc:date>2022-08-22T21:50:18.143621511</dc:date>
    <meta:editing-duration>PT1H15M34S</meta:editing-duration>
    <meta:editing-cycles>12</meta:editing-cycles>
    <meta:document-statistic meta:table-count="0" meta:image-count="0" meta:object-count="0" meta:page-count="2" meta:paragraph-count="59" meta:word-count="340" meta:character-count="2057" meta:non-whitespace-character-count="1811"/>
  </office:meta>
</office:document-meta>
</file>